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c42d" officeooo:paragraph-rsid="001bc42d"/>
    </style:style>
    <style:style style:name="P2" style:family="paragraph" style:parent-style-name="Standard">
      <style:text-properties fo:font-weight="bold" officeooo:rsid="001e5dcd" officeooo:paragraph-rsid="0036aafa" style:font-weight-asian="bold" style:font-weight-complex="bold"/>
    </style:style>
    <style:style style:name="P3" style:family="paragraph" style:parent-style-name="Standard">
      <style:text-properties fo:font-weight="bold" officeooo:rsid="001f5b5d" officeooo:paragraph-rsid="001f5b5d" style:font-weight-asian="bold" style:font-weight-complex="bold"/>
    </style:style>
    <style:style style:name="P4" style:family="paragraph" style:parent-style-name="Standard">
      <style:text-properties fo:font-weight="bold" officeooo:rsid="0027a14c" officeooo:paragraph-rsid="0035aeca" style:font-weight-asian="bold" style:font-weight-complex="bold"/>
    </style:style>
    <style:style style:name="P5" style:family="paragraph" style:parent-style-name="Standard">
      <style:text-properties fo:font-weight="bold" officeooo:rsid="0055625e" officeooo:paragraph-rsid="0055625e" style:font-weight-asian="bold" style:font-weight-complex="bold"/>
    </style:style>
    <style:style style:name="P6" style:family="paragraph" style:parent-style-name="Standard">
      <style:text-properties fo:font-weight="bold" officeooo:rsid="0055625e" officeooo:paragraph-rsid="0027a14c" style:font-weight-asian="bold" style:font-weight-complex="bold"/>
    </style:style>
    <style:style style:name="P7" style:family="paragraph" style:parent-style-name="Standard">
      <style:text-properties fo:font-weight="bold" officeooo:rsid="00589c1a" officeooo:paragraph-rsid="00589c1a" style:font-weight-asian="bold" style:font-weight-complex="bold"/>
    </style:style>
    <style:style style:name="P8" style:family="paragraph" style:parent-style-name="Standard">
      <style:text-properties fo:font-weight="bold" officeooo:rsid="001e54b5" officeooo:paragraph-rsid="001e54b5" fo:background-color="#fff200" style:font-weight-asian="bold" style:font-weight-complex="bold"/>
    </style:style>
    <style:style style:name="P9" style:family="paragraph" style:parent-style-name="Standard">
      <style:text-properties officeooo:rsid="001f5b5d" officeooo:paragraph-rsid="001f5b5d"/>
    </style:style>
    <style:style style:name="P10" style:family="paragraph" style:parent-style-name="Standard">
      <style:text-properties fo:font-style="normal" fo:font-weight="bold" officeooo:rsid="002c2b59" officeooo:paragraph-rsid="002c2b59" style:font-style-asian="normal" style:font-weight-asian="bold" style:font-style-complex="normal" style:font-weight-complex="bold"/>
    </style:style>
    <style:style style:name="P11" style:family="paragraph" style:parent-style-name="Standard">
      <style:text-properties fo:font-style="normal" fo:font-weight="bold" officeooo:rsid="0055625e" officeooo:paragraph-rsid="0055625e" style:font-style-asian="normal" style:font-weight-asian="bold" style:font-style-complex="normal" style:font-weight-complex="bold"/>
    </style:style>
    <style:style style:name="P12" style:family="paragraph" style:parent-style-name="Standard" style:list-style-name="L5">
      <style:text-properties fo:font-style="normal" officeooo:paragraph-rsid="00378031" style:font-style-asian="normal" style:font-style-complex="normal"/>
    </style:style>
    <style:style style:name="P13" style:family="paragraph" style:parent-style-name="Standard" style:list-style-name="L5">
      <style:text-properties fo:font-style="normal" officeooo:paragraph-rsid="003fe0bd"/>
    </style:style>
    <style:style style:name="P14" style:family="paragraph" style:parent-style-name="Standard">
      <style:text-properties fo:font-style="italic" fo:font-weight="normal" officeooo:rsid="001e5dcd" officeooo:paragraph-rsid="0036aafa" style:font-style-asian="italic" style:font-weight-asian="normal" style:font-style-complex="italic" style:font-weight-complex="normal"/>
    </style:style>
    <style:style style:name="P15" style:family="paragraph" style:parent-style-name="Standard">
      <style:text-properties fo:font-size="11pt" style:font-size-asian="11pt" style:font-size-complex="11pt"/>
    </style:style>
    <style:style style:name="P16" style:family="paragraph" style:parent-style-name="Standard">
      <style:text-properties fo:font-size="11pt" officeooo:rsid="001bc42d" officeooo:paragraph-rsid="001bc42d" style:font-size-asian="11pt" style:font-size-complex="11pt"/>
    </style:style>
    <style:style style:name="P17" style:family="paragraph" style:parent-style-name="Standard">
      <style:text-properties fo:font-size="11pt" fo:font-weight="normal" officeooo:rsid="001f5b5d" officeooo:paragraph-rsid="001f5b5d" style:font-size-asian="11pt" style:font-weight-asian="normal" style:font-size-complex="11pt" style:font-weight-complex="normal"/>
    </style:style>
    <style:style style:name="P18" style:family="paragraph" style:parent-style-name="Standard">
      <style:text-properties fo:font-size="11pt" fo:font-weight="normal" officeooo:rsid="00589c1a" officeooo:paragraph-rsid="00589c1a" style:font-size-asian="11pt" style:font-weight-asian="normal" style:font-size-complex="11pt" style:font-weight-complex="normal"/>
    </style:style>
    <style:style style:name="P19" style:family="paragraph" style:parent-style-name="Standard">
      <style:text-properties fo:font-size="11pt" fo:font-weight="normal" officeooo:rsid="00589c1a" officeooo:paragraph-rsid="005dd10e" style:font-size-asian="11pt" style:font-weight-asian="normal" style:font-size-complex="11pt" style:font-weight-complex="normal"/>
    </style:style>
    <style:style style:name="P20" style:family="paragraph" style:parent-style-name="Standard">
      <style:text-properties fo:font-size="11pt" fo:font-weight="normal" officeooo:rsid="00589c1a" officeooo:paragraph-rsid="005ec36f" style:font-size-asian="11pt" style:font-weight-asian="normal" style:font-size-complex="11pt" style:font-weight-complex="normal"/>
    </style:style>
    <style:style style:name="P21" style:family="paragraph" style:parent-style-name="Standard" style:list-style-name="L6">
      <style:text-properties fo:font-size="11pt" fo:font-weight="normal" officeooo:rsid="00589c1a" officeooo:paragraph-rsid="005ec36f" style:font-size-asian="11pt" style:font-weight-asian="normal" style:font-size-complex="11pt" style:font-weight-complex="normal"/>
    </style:style>
    <style:style style:name="P22" style:family="paragraph" style:parent-style-name="Standard">
      <style:text-properties fo:font-size="11pt" fo:font-weight="bold" officeooo:rsid="001e54b5" officeooo:paragraph-rsid="001e54b5" style:font-size-asian="11pt" style:font-weight-asian="bold" style:font-size-complex="11pt" style:font-weight-complex="bold"/>
    </style:style>
    <style:style style:name="P23" style:family="paragraph" style:parent-style-name="Standard" style:list-style-name="L4">
      <style:text-properties fo:font-size="11pt" fo:font-weight="bold" officeooo:paragraph-rsid="002e4c8e" style:font-size-asian="11pt" style:font-weight-asian="bold" style:font-size-complex="11pt" style:font-weight-complex="bold"/>
    </style:style>
    <style:style style:name="P24" style:family="paragraph" style:parent-style-name="Standard">
      <style:text-properties fo:font-size="11pt" fo:font-weight="bold" officeooo:rsid="00589c1a" officeooo:paragraph-rsid="00589c1a" style:font-size-asian="11pt" style:font-weight-asian="bold" style:font-size-complex="11pt" style:font-weight-complex="bold"/>
    </style:style>
    <style:style style:name="P25" style:family="paragraph" style:parent-style-name="Standard" style:list-style-name="L4">
      <style:text-properties fo:font-size="11pt" fo:font-style="normal" fo:font-weight="normal" officeooo:rsid="002c2b59" officeooo:paragraph-rsid="002e4c8e" style:font-size-asian="11pt" style:font-style-asian="normal" style:font-weight-asian="normal" style:font-size-complex="11pt" style:font-style-complex="normal" style:font-weight-complex="normal"/>
    </style:style>
    <style:style style:name="P26" style:family="paragraph" style:parent-style-name="Standard">
      <style:text-properties fo:font-size="11pt" fo:font-style="normal" fo:font-weight="normal" officeooo:rsid="0027a14c" officeooo:paragraph-rsid="0035aeca" style:font-size-asian="11pt" style:font-style-asian="normal" style:font-weight-asian="normal" style:font-size-complex="11pt" style:font-style-complex="normal" style:font-weight-complex="normal"/>
    </style:style>
    <style:style style:name="P27" style:family="paragraph" style:parent-style-name="Standard">
      <style:text-properties fo:font-size="11pt" fo:font-style="normal" fo:font-weight="normal" officeooo:rsid="00589c1a" officeooo:paragraph-rsid="005ec36f" style:font-size-asian="11pt" style:font-style-asian="normal" style:font-weight-asian="normal" style:font-size-complex="11pt" style:font-style-complex="normal" style:font-weight-complex="normal"/>
    </style:style>
    <style:style style:name="P28" style:family="paragraph" style:parent-style-name="Standard">
      <style:text-properties fo:font-size="11pt" fo:font-style="normal" fo:font-weight="normal" officeooo:rsid="006957a1" officeooo:paragraph-rsid="006cd4b2" fo:background-color="#ffdbb6" style:font-size-asian="11pt" style:font-style-asian="normal" style:font-weight-asian="normal" style:font-size-complex="11pt" style:font-style-complex="normal" style:font-weight-complex="normal"/>
    </style:style>
    <style:style style:name="P29" style:family="paragraph" style:parent-style-name="Standard">
      <style:text-properties fo:font-size="11pt" fo:font-style="normal" fo:font-weight="normal" officeooo:rsid="006957a1" officeooo:paragraph-rsid="006cd4b2" fo:background-color="transparent" style:font-size-asian="11pt" style:font-style-asian="normal" style:font-weight-asian="normal" style:font-size-complex="11pt" style:font-style-complex="normal" style:font-weight-complex="normal"/>
    </style:style>
    <style:style style:name="P30" style:family="paragraph" style:parent-style-name="Standard" style:list-style-name="L7">
      <style:text-properties fo:font-size="11pt" fo:font-style="normal" fo:font-weight="normal" officeooo:rsid="006957a1" officeooo:paragraph-rsid="006cd4b2" fo:background-color="transparent" style:font-size-asian="11pt" style:font-style-asian="normal" style:font-weight-asian="normal" style:font-size-complex="11pt" style:font-style-complex="normal" style:font-weight-complex="normal"/>
    </style:style>
    <style:style style:name="P31" style:family="paragraph" style:parent-style-name="Standard">
      <style:text-properties fo:font-size="11pt" fo:font-style="normal" fo:font-weight="normal" officeooo:rsid="00701e12" officeooo:paragraph-rsid="00701e12" fo:background-color="transparent" style:font-size-asian="11pt" style:font-style-asian="normal" style:font-weight-asian="normal" style:font-size-complex="11pt" style:font-style-complex="normal" style:font-weight-complex="normal"/>
    </style:style>
    <style:style style:name="P32" style:family="paragraph" style:parent-style-name="Standard">
      <style:text-properties fo:font-size="11pt" fo:font-style="normal" fo:font-weight="normal" officeooo:rsid="00710c36" officeooo:paragraph-rsid="006cd4b2" fo:background-color="transparent" style:font-size-asian="11pt" style:font-style-asian="normal" style:font-weight-asian="normal" style:font-size-complex="11pt" style:font-style-complex="normal" style:font-weight-complex="normal"/>
    </style:style>
    <style:style style:name="P33" style:family="paragraph" style:parent-style-name="Standard" style:list-style-name="L4">
      <style:text-properties fo:font-size="11pt" fo:font-style="italic" fo:font-weight="bold" officeooo:rsid="002e4c8e" officeooo:paragraph-rsid="002e4c8e" style:font-size-asian="11pt" style:font-style-asian="italic" style:font-weight-asian="bold" style:font-size-complex="11pt" style:font-style-complex="italic" style:font-weight-complex="bold"/>
    </style:style>
    <style:style style:name="P34" style:family="paragraph" style:parent-style-name="Standard" style:list-style-name="L4">
      <style:text-properties fo:font-size="11pt" fo:font-style="italic" fo:font-weight="bold" officeooo:rsid="002e4c8e" officeooo:paragraph-rsid="0030064a" style:font-size-asian="11pt" style:font-style-asian="italic" style:font-weight-asian="bold" style:font-size-complex="11pt" style:font-style-complex="italic" style:font-weight-complex="bold"/>
    </style:style>
    <style:style style:name="P35" style:family="paragraph" style:parent-style-name="Standard" style:list-style-name="L4">
      <style:text-properties fo:font-size="11pt" fo:font-style="italic" fo:font-weight="normal" officeooo:rsid="002e4c8e" officeooo:paragraph-rsid="002e4c8e" style:font-size-asian="11pt" style:font-style-asian="italic" style:font-weight-asian="normal" style:font-size-complex="11pt" style:font-style-complex="italic" style:font-weight-complex="normal"/>
    </style:style>
    <style:style style:name="P36" style:family="paragraph" style:parent-style-name="Standard" style:list-style-name="L4">
      <style:text-properties fo:font-size="11pt" fo:font-style="italic" fo:font-weight="normal" officeooo:rsid="002e4c8e" officeooo:paragraph-rsid="0030064a" style:font-size-asian="11pt" style:font-style-asian="italic" style:font-weight-asian="normal" style:font-size-complex="11pt" style:font-style-complex="italic" style:font-weight-complex="normal"/>
    </style:style>
    <style:style style:name="P37" style:family="paragraph" style:parent-style-name="Standard">
      <style:text-properties fo:font-size="11pt" fo:font-style="italic" fo:font-weight="normal" officeooo:rsid="002e4c8e" officeooo:paragraph-rsid="003fe0bd" style:font-size-asian="11pt" style:font-style-asian="italic" style:font-weight-asian="normal" style:font-size-complex="11pt" style:font-style-complex="italic" style:font-weight-complex="normal"/>
    </style:style>
    <style:style style:name="P38" style:family="paragraph" style:parent-style-name="Standard">
      <style:text-properties fo:font-size="11pt" fo:font-style="italic" fo:font-weight="normal" officeooo:rsid="00378031" officeooo:paragraph-rsid="00378031" style:font-size-asian="11pt" style:font-style-asian="italic" style:font-weight-asian="normal" style:font-size-complex="11pt" style:font-style-complex="italic" style:font-weight-complex="normal"/>
    </style:style>
    <style:style style:name="P39" style:family="paragraph" style:parent-style-name="Standard">
      <style:text-properties fo:font-size="12pt" fo:font-style="italic" fo:font-weight="bold" officeooo:rsid="00378031" officeooo:paragraph-rsid="00378031" style:font-size-asian="12pt" style:font-style-asian="italic" style:font-weight-asian="bold" style:font-size-complex="12pt" style:font-style-complex="italic" style:font-weight-complex="bold"/>
    </style:style>
    <style:style style:name="P40" style:family="paragraph" style:parent-style-name="Standard" style:list-style-name="L5">
      <style:text-properties officeooo:paragraph-rsid="00378031"/>
    </style:style>
    <style:style style:name="P41" style:family="paragraph" style:parent-style-name="Standard" style:list-style-name="L6">
      <style:text-properties officeooo:paragraph-rsid="005ec36f"/>
    </style:style>
    <style:style style:name="P42" style:family="paragraph" style:parent-style-name="Footer">
      <style:text-properties fo:font-size="10pt" officeooo:paragraph-rsid="0031436c"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60f7b0" style:font-weight-asian="bold" style:font-weight-complex="bold"/>
    </style:style>
    <style:style style:name="T3" style:family="text">
      <style:text-properties fo:font-weight="bold" officeooo:rsid="0069d732"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2176fd"/>
    </style:style>
    <style:style style:name="T6" style:family="text">
      <style:text-properties officeooo:rsid="00231d67"/>
    </style:style>
    <style:style style:name="T7" style:family="text">
      <style:text-properties fo:font-style="italic" style:font-style-asian="italic" style:font-style-complex="italic"/>
    </style:style>
    <style:style style:name="T8" style:family="text">
      <style:text-properties fo:font-style="italic" officeooo:rsid="002e077b" style:font-style-asian="italic" style:font-style-complex="italic"/>
    </style:style>
    <style:style style:name="T9" style:family="text">
      <style:text-properties fo:font-style="italic" officeooo:rsid="002c2b59"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30064a" style:font-style-asian="normal" style:font-style-complex="normal"/>
    </style:style>
    <style:style style:name="T13" style:family="text">
      <style:text-properties officeooo:rsid="0031436c"/>
    </style:style>
    <style:style style:name="T14" style:family="text">
      <style:text-properties fo:font-size="11pt" fo:font-style="italic" fo:font-weight="normal" officeooo:rsid="00378031" style:font-size-asian="11pt" style:font-style-asian="italic" style:font-weight-asian="normal" style:font-size-complex="11pt" style:font-style-complex="italic" style:font-weight-complex="normal"/>
    </style:style>
    <style:style style:name="T15" style:family="text">
      <style:text-properties fo:font-size="11pt" fo:font-style="normal" fo:font-weight="normal" officeooo:rsid="00378031" style:font-size-asian="11pt" style:font-style-asian="normal" style:font-weight-asian="normal" style:font-size-complex="11pt" style:font-style-complex="normal" style:font-weight-complex="normal"/>
    </style:style>
    <style:style style:name="T16" style:family="text">
      <style:text-properties fo:font-size="11pt" fo:font-weight="normal" officeooo:rsid="00378031" style:font-size-asian="11pt" style:font-weight-asian="normal" style:font-size-complex="11pt" style:font-weight-complex="normal"/>
    </style:style>
    <style:style style:name="T17" style:family="text">
      <style:text-properties fo:font-size="11pt" fo:font-weight="normal" officeooo:rsid="00589c1a" style:font-size-asian="11pt" style:font-weight-asian="normal" style:font-size-complex="11pt" style:font-weight-complex="normal"/>
    </style:style>
    <style:style style:name="T18" style:family="text">
      <style:text-properties fo:font-size="11pt" fo:font-weight="normal" officeooo:rsid="003fe0bd" style:font-size-asian="11pt" style:font-style-asian="normal" style:font-weight-asian="normal" style:font-size-complex="11pt" style:font-style-complex="normal" style:font-weight-complex="normal"/>
    </style:style>
    <style:style style:name="T19" style:family="text">
      <style:text-properties fo:font-size="11pt" style:font-size-asian="11pt" style:font-size-complex="11pt"/>
    </style:style>
    <style:style style:name="T20" style:family="text">
      <style:text-properties fo:font-size="11pt" fo:font-weight="bold" officeooo:rsid="00378031" style:font-size-asian="11pt" style:font-style-asian="normal" style:font-weight-asian="bold" style:font-size-complex="11pt" style:font-style-complex="normal" style:font-weight-complex="bold"/>
    </style:style>
    <style:style style:name="T21" style:family="text">
      <style:text-properties fo:font-size="11pt" fo:font-weight="bold" officeooo:rsid="003fe0bd" style:font-size-asian="11pt" style:font-style-asian="normal" style:font-weight-asian="bold" style:font-size-complex="11pt" style:font-style-complex="normal" style:font-weight-complex="bold"/>
    </style:style>
    <style:style style:name="T22" style:family="text">
      <style:text-properties fo:font-variant="normal" fo:text-transform="none" fo:color="#212121" style:font-name="Liberation Serif" fo:font-size="11pt" fo:letter-spacing="normal" fo:language="fr" fo:country="FR" fo:font-weight="normal" style:font-size-asian="11pt" style:font-weight-asian="normal" style:font-size-complex="11pt" style:font-weight-complex="normal"/>
    </style:style>
    <style:style style:name="T23" style:family="text">
      <style:text-properties fo:font-variant="normal" fo:text-transform="none" fo:color="#212121" style:font-name="Liberation Serif" fo:font-size="11pt" fo:letter-spacing="normal" fo:language="fr" fo:country="FR" fo:font-weight="normal" officeooo:rsid="0043a8cf" style:font-size-asian="11pt" style:font-weight-asian="normal" style:font-size-complex="11pt" style:font-weight-complex="normal"/>
    </style:style>
    <style:style style:name="T24" style:family="text">
      <style:text-properties fo:font-variant="normal" fo:text-transform="none" fo:color="#212121" style:font-name="Liberation Serif" fo:font-size="11pt" fo:letter-spacing="normal" fo:language="fr" fo:country="FR" fo:font-weight="normal" officeooo:rsid="004463d5" style:font-size-asian="11pt" style:font-weight-asian="normal" style:font-size-complex="11pt" style:font-weight-complex="normal"/>
    </style:style>
    <style:style style:name="T25" style:family="text">
      <style:text-properties fo:font-variant="normal" fo:text-transform="none" fo:color="#212121" style:font-name="Liberation Serif" fo:font-size="11pt" fo:letter-spacing="normal" fo:language="fr" fo:country="FR" fo:font-weight="normal" officeooo:rsid="00454b4d" style:font-size-asian="11pt" style:font-weight-asian="normal" style:font-size-complex="11pt" style:font-weight-complex="normal"/>
    </style:style>
    <style:style style:name="T26" style:family="text">
      <style:text-properties fo:font-variant="normal" fo:text-transform="none" fo:color="#212121" style:font-name="Liberation Serif" fo:font-size="11pt" fo:letter-spacing="normal" fo:language="fr" fo:country="FR" fo:font-weight="normal" officeooo:rsid="0045ed48" style:font-size-asian="11pt" style:font-weight-asian="normal" style:font-size-complex="11pt" style:font-weight-complex="normal"/>
    </style:style>
    <style:style style:name="T27" style:family="text">
      <style:text-properties fo:font-variant="normal" fo:text-transform="none" fo:color="#212121" style:font-name="Liberation Serif" fo:font-size="11pt" fo:letter-spacing="normal" fo:language="fr" fo:country="FR" fo:font-weight="normal" officeooo:rsid="00477265" style:font-size-asian="11pt" style:font-weight-asian="normal" style:font-size-complex="11pt" style:font-weight-complex="normal"/>
    </style:style>
    <style:style style:name="T28" style:family="text">
      <style:text-properties fo:font-variant="normal" fo:text-transform="none" fo:color="#212121" style:font-name="Liberation Serif" fo:font-size="11pt" fo:letter-spacing="normal" fo:language="fr" fo:country="FR" fo:font-weight="normal" officeooo:rsid="0049cfe2" style:font-size-asian="11pt" style:font-weight-asian="normal" style:font-size-complex="11pt" style:font-weight-complex="normal"/>
    </style:style>
    <style:style style:name="T29" style:family="text">
      <style:text-properties fo:font-variant="normal" fo:text-transform="none" fo:color="#212121" style:font-name="Liberation Serif" fo:font-size="11pt" fo:letter-spacing="normal" fo:language="fr" fo:country="FR" fo:font-weight="normal" officeooo:rsid="004b1657" style:font-size-asian="11pt" style:font-weight-asian="normal" style:font-size-complex="11pt" style:font-weight-complex="normal"/>
    </style:style>
    <style:style style:name="T30" style:family="text">
      <style:text-properties fo:font-variant="normal" fo:text-transform="none" fo:color="#212121" style:font-name="Liberation Serif" fo:font-size="11pt" fo:letter-spacing="normal" fo:language="fr" fo:country="FR" fo:font-weight="normal" officeooo:rsid="004ec8ed" style:font-size-asian="11pt" style:font-weight-asian="normal" style:font-size-complex="11pt" style:font-weight-complex="normal"/>
    </style:style>
    <style:style style:name="T31" style:family="text">
      <style:text-properties fo:font-variant="normal" fo:text-transform="none" fo:color="#212121" style:font-name="Liberation Serif" fo:font-size="11pt" fo:letter-spacing="normal" fo:language="fr" fo:country="FR" fo:font-style="italic" fo:font-weight="normal" style:font-size-asian="11pt" style:font-style-asian="italic" style:font-weight-asian="normal" style:font-size-complex="11pt" style:font-style-complex="italic" style:font-weight-complex="normal"/>
    </style:style>
    <style:style style:name="T32" style:family="text">
      <style:text-properties fo:font-variant="normal" fo:text-transform="none" fo:color="#212121" style:font-name="Liberation Serif" fo:font-size="11pt" fo:letter-spacing="normal" fo:language="fr" fo:country="FR" fo:font-style="italic" fo:font-weight="normal" officeooo:rsid="0043a8cf" style:font-size-asian="11pt" style:font-style-asian="italic" style:font-weight-asian="normal" style:font-size-complex="11pt" style:font-style-complex="italic" style:font-weight-complex="normal"/>
    </style:style>
    <style:style style:name="T33" style:family="text">
      <style:text-properties fo:font-variant="normal" fo:text-transform="none" fo:color="#212121" style:font-name="Liberation Serif" fo:font-size="11pt" fo:letter-spacing="normal" fo:language="fr" fo:country="FR" fo:font-style="italic" fo:font-weight="normal" officeooo:rsid="004b1657" style:font-size-asian="11pt" style:font-style-asian="italic" style:font-weight-asian="normal" style:font-size-complex="11pt" style:font-style-complex="italic" style:font-weight-complex="normal"/>
    </style:style>
    <style:style style:name="T34" style:family="text">
      <style:text-properties officeooo:rsid="0051de8e"/>
    </style:style>
    <style:style style:name="T35" style:family="text">
      <style:text-properties officeooo:rsid="005ec36f"/>
    </style:style>
    <style:style style:name="T36" style:family="text">
      <style:text-properties officeooo:rsid="0060f7b0"/>
    </style:style>
    <style:style style:name="T37" style:family="text">
      <style:text-properties officeooo:rsid="0069d732"/>
    </style:style>
    <style:style style:name="T38" style:family="text">
      <style:text-properties officeooo:rsid="006cd4b2"/>
    </style:style>
    <style:style style:name="T39" style:family="text">
      <style:text-properties fo:font-size="10pt" fo:font-style="normal" style:font-size-asian="10pt" style:font-style-asian="normal" style:font-size-complex="10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at</text:p>
      <text:p text:style-name="P15"><text:span text:style-name="T5">Analyze </text:span>Twitter’<text:span text:style-name="T5">s</text:span> data to examine the discourses surrounding openness as well as the people who participate in discourse around openness.</text:p>
      <text:p text:style-name="Standard"/>
      <text:p text:style-name="P1"><text:span text:style-name="T1">How</text:span></text:p>
      <text:p text:style-name="P16">By targeting hashtags related to open education, we gathered the most extensive dataset of historical open education tweets to date (n = 178,304 tweets and 23,061 users) and conducted a mixed methods analysis of openness from 2009 to 2016. The retrieved data were analyzed using descriptive and qualitative analysis techniques to gain a deeper understanding of the discourse surrounding openness.</text:p>
      <text:p text:style-name="P1"/>
      <text:p text:style-name="P9"><text:span text:style-name="T1">Why</text:span></text:p>
      <text:p text:style-name="P17">This study aims to guide understanding of how the discourse around open education has evolved, which is presently missing from the scholarly literature. <text:span text:style-name="T6">They think that a l</text:span>imited understanding of this topic is <text:span text:style-name="T7">problematic</text:span> as <text:span text:style-name="T7">understanding</text:span> how individuals conceptualize openness can provide insight into the <text:span text:style-name="T7">trajectory of the open movement</text:span>, enable us to recognize how stakeholder interest may (<text:span text:style-name="T7">or may not</text:span>) be changing, and allow us to understand interest in, and motivations of, the open education community.</text:p>
      <text:p text:style-name="P1"/>
      <text:p text:style-name="P7">Methods</text:p>
      <text:p text:style-name="P7"/>
      <text:p text:style-name="P7"><text:tab/><text:span text:style-name="T19">Research Objectives and Research Questions</text:span></text:p>
      <text:p text:style-name="P19"><text:tab/>Our intention with this paper is <text:span text:style-name="T10">to contribute to a better understanding of the notion of openness</text:span> <text:tab/>using data sourced from Twitter as a vehicle to do so. </text:p>
      <text:p text:style-name="P19"/>
      <text:p text:style-name="P19"><text:tab/>We posed the following three questions<text:span text:style-name="T10"> to operationalize and guide our study</text:span>:</text:p>
      <text:p text:style-name="P18"/>
      <text:p text:style-name="P24"><text:tab/>RQ1. Openness on Twitter : <text:span text:style-name="T4">How is openness represented on Twitter, and how has participation <text:tab/>frequency changed over time?</text:span></text:p>
      <text:p text:style-name="P24"><text:tab/>RQ2. Diversity of Participants : <text:span text:style-name="T4">Do we now see more people and a greater diversity of people <text:tab/>participating than in the past?</text:span></text:p>
      <text:p text:style-name="P24"><text:tab/>RQ3. Discoursal Changes Over Time : <text:span text:style-name="T4">How has the Twitter discourse on openness changed over <text:tab/>time?</text:span></text:p>
      <text:p text:style-name="P7"><text:span text:style-name="T4"/></text:p>
      <text:p text:style-name="P20"><text:tab/>By exploring each of these questions in turn, <text:span text:style-name="T35">w</text:span>e hoped to develop a sense for :</text:p>
      <text:list xml:id="list1307981464" text:style-name="L6">
        <text:list-item>
          <text:p text:style-name="P41"><text:span text:style-name="T17">what aspects of openness were being discussed on Twitter (RQ1)</text:span></text:p>
        </text:list-item>
        <text:list-item>
          <text:p text:style-name="P21">how diverse such conversations have been (RQ2)</text:p>
        </text:list-item>
        <text:list-item>
          <text:p text:style-name="P21">how trends and norms have historically developed (RQ3)</text:p>
        </text:list-item>
      </text:list>
      <text:p text:style-name="P20"/>
      <text:p text:style-name="P20"><text:tab/><text:span text:style-name="T2">Data Collection</text:span></text:p>
      <text:p text:style-name="P27"><text:span text:style-name="T36"><text:tab/>They select the best 16 hastags, by identifying these hashtags using a crowdsources process. A <text:tab/>blog <text:tab/>post shared on social media and brought to the attention of the open education community invited <text:tab/>individuals to contribute hashtags relevant to open education to a publicly-accessible Google <text:tab/>spreadsheet.</text:span></text:p>
      <text:p text:style-name="P27"/>
      <text:p text:style-name="P27"><text:tab/><text:span text:style-name="T1">Data Analysis</text:span></text:p>
      <text:p text:style-name="P7"/>
      <text:p text:style-name="P7"/>
      <text:p text:style-name="P8">Results</text:p>
      <text:p text:style-name="P22"><text:span text:style-name="T4">Findings show that the diversity of participants has varied somewhat over time and that the discourse has predominantly revolved around open resources, although there are signs that an increase in interest around pedagogy, teaching, and learning is emerging.</text:span></text:p>
      <text:p text:style-name="P22"><text:span text:style-name="T4"/></text:p>
      <text:p text:style-name="P22"><text:span text:style-name="T4">RQ1. Openness on Twitter</text:span></text:p>
      <text:p text:style-name="P22"><text:span text:style-name="T4">RQ2. Diversity of Participants</text:span></text:p>
      <text:p text:style-name="P22"><text:span text:style-name="T4">RQ3. Discoursal Changes Over Time</text:span></text:p>
      <text:p text:style-name="P6"><text:soft-page-break/><text:span text:style-name="T7"/></text:p>
      <text:p text:style-name="P11">Discussion et implications</text:p>
      <text:p text:style-name="P29">Openness is largely discussed in terms of <text:span text:style-name="T1">content</text:span>, <text:span text:style-name="T37">it seems to be central to the concept of open education. This finding may demonstrate the significance of </text:span><text:span text:style-name="T3">open content</text:span><text:span text:style-name="T37"> to the openess movement and the ways that individuals come to learn about open education. This is an attractor. Content is also link to pedagogy and policy it might be displace conversations around those emerging aspects of open education.</text:span></text:p>
      <text:p text:style-name="P28"/>
      <text:p text:style-name="P29"><text:span text:style-name="T37">Here are some of the questions that practionners and researchers in the field may ask :</text:span></text:p>
      <text:list xml:id="list3105207514" text:style-name="L7">
        <text:list-item>
          <text:p text:style-name="P30">Why is open content central to open education conversations? </text:p>
        </text:list-item>
        <text:list-item>
          <text:p text:style-name="P30">Is open content much easier to understand than other concepts associated with openness? </text:p>
        </text:list-item>
        <text:list-item>
          <text:p text:style-name="P30">Could open content beconsidered the Trojan horse of openness, in that it allows advocates and researchers to advance the cause of openness?</text:p>
        </text:list-item>
      </text:list>
      <text:p text:style-name="P29"/>
      <text:p text:style-name="P29">Alternatively, we could ask whether this continued emphasis is detrimental to the open education movement. Do open educators become complicit in perpetuating content-centric pedagogical practices by continuing to focus on content as opposed to open pedagogies or open practices? If the community deems open pedagogy to be significant to the movement, we recommend greater advocacy and conversations around this aspect of openness on Twitter and elsewhere.</text:p>
      <text:p text:style-name="P32"/>
      <text:p text:style-name="P31">The open education community seems to recognize that a tension exists between open educational</text:p>
      <text:p text:style-name="P31">practices and OER, where the former represents a revolutionary approach to education and the latter</text:p>
      <text:p text:style-name="P31">represents an evolutionary stance (Jhangiani, 2017; Wiley, 2016).</text:p>
      <text:p text:style-name="P5"><text:span text:style-name="T7"/></text:p>
      <text:p text:style-name="P10">Limit<text:span text:style-name="T34">ation</text:span>s and delimitations</text:p>
      <text:list xml:id="list2972256428" text:style-name="L4">
        <text:list-item>
          <text:p text:style-name="P23"><text:span text:style-name="T8">B</text:span><text:span text:style-name="T9">ounding tweet collection by a set of a priori hashtags relevant to the topic :</text:span></text:p>
          <text:p text:style-name="P25">This was necessary for bounding and focusing our data collection processes, but it could be that there are openness conversations on Twitter occurring outside of these hashtags that were not included.</text:p>
        </text:list-item>
        <text:list-item>
          <text:p text:style-name="P33">All of our included hashtags were anglophonic:</text:p>
          <text:p text:style-name="P35"><text:span text:style-name="T11">the reader should determine whether our a priori hashtags are representative enough to apply to openness generally or if there are any theoretical limitations in the study resulting from this necessary focus.</text:span></text:p>
        </text:list-item>
        <text:list-item>
          <text:p text:style-name="P34"><text:span text:style-name="T12">C</text:span><text:span text:style-name="T11">ollection of historical Twitter data.</text:span></text:p>
          <text:p text:style-name="P36"><text:span text:style-name="T11">There are restrictions imposed on the use of the Twitter API, and as a result, not all tweets posted can be retrieved for analysis. This study’s results may underestimate the activity of Twitter use for openness as well as activity on particular hashtags. Nonetheless, this study provides an analysis of the most extensive and complete dataset of historical open education tweets to date and even if the dataset is necessarily incomplete, it is reflective of Twitter content and participation patterns.</text:span></text:p>
        </text:list-item>
      </text:list>
      <text:p text:style-name="P38"><text:span text:style-name="T11"/></text:p>
      <text:p text:style-name="P39"><text:span text:style-name="T11">Conclusion</text:span></text:p>
      <text:list xml:id="list2167066003" text:style-name="L5">
        <text:list-item>
          <text:p text:style-name="P40"><text:span text:style-name="T15">Most significantly, we found </text:span><text:span text:style-name="T14">that more individuals are discussing more topics related to openness over time</text:span><text:span text:style-name="T15">, but that the conversation seems to remain fixed on content. </text:span><text:span text:style-name="T14">Is content the most powerful weapon that the open community has in its pursuit for democratizing education?</text:span></text:p>
        </text:list-item>
        <text:list-item>
          <text:p text:style-name="P12"><text:span text:style-name="T16">Though our findings may be reflective of a certain subculture in the open community, we believe that the community should strive to diversify further and consider ways in which the discourses of open education may evolve to further enhance teaching and learning practices.</text:span></text:p>
          <text:p text:style-name="P13"><text:span text:style-name="T20">T</text:span><text:span text:style-name="T21">raduction :</text:span><text:span text:style-name="T18"> </text:span><text:bookmark text:name="tw-target-text"/><text:span text:style-name="T22">Bien que nos découvertes puissent refléter une certaine sous-culture dans la communauté ouverte, nous pensons que la communauté devrait s’efforcer de se diversifier d’avantage </text:span><text:span text:style-name="T27">pour</text:span><text:span text:style-name="T24"> </text:span><text:span text:style-name="T32">penser</text:span><text:span text:style-name="T22"> </text:span><text:span text:style-name="T23">les outils et </text:span><text:span text:style-name="T32">manières</text:span><text:span text:style-name="T23"> </text:span><text:span text:style-name="T25">de demain </text:span><text:span text:style-name="T26">capable</text:span><text:span text:style-name="T30">nt</text:span><text:span text:style-name="T26"> d’élargir le </text:span><text:span text:style-name="T23">discours de l’éducation </text:span><text:span text:style-name="T27">et </text:span><text:span text:style-name="T28">ainsi</text:span><text:span text:style-name="T27"> </text:span><text:span text:style-name="T31">améliorer</text:span><text:span text:style-name="T22"> </text:span><text:span text:style-name="T29">et faire </text:span><text:span text:style-name="T33">évoluer</text:span><text:span text:style-name="T22"> les pratiques d’enseignement et d’apprentissage</text:span><text:span text:style-name="T23">.</text:span></text:p>
        </text:list-item>
      </text:list>
      <text:p text:style-name="P37"><text:span text:style-name="T11"/></text:p>
      <text:p text:style-name="P37"><text:span text:style-name="T11"/></text:p>
      <text:p text:style-name="P2">Keywords</text:p>
      <text:p text:style-name="P14"><text:span text:style-name="T39">open education, open pedagogy, open educational resources, social media research, temporal analysis, Twitter</text:span></text:p>
      <text:p text:style-name="P4"><text:soft-page-break/>Open education is a dinosaurs</text:p>
      <text:p text:style-name="P26">Open education has long historical roots, and its development depended <text:span text:style-name="T7">not solely on technological advances but also upon social, cultural, and economic developments.</text:span> Peter and Deimann (2013) cite <text:span text:style-name="T7">public lectures, coffee houses, open universities, and the printing press</text:span> as examples of open education, which existed before the digital age, and openness in education as having been historically framed as a vision of a more <text:span text:style-name="T7">inclusive, democratic, collaborative, and flexible form of edu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officeooo:paragraph-rsid="0031436c" style:font-size-asian="10pt" style:font-size-complex="10pt"/>
    </style:style>
    <style:style style:name="MT1" style:family="text">
      <style:text-properties officeooo:rsid="0031436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Twitter article description – Sofiane M’Barki – 24 septembre 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5:52:59.520875498</meta:creation-date>
    <meta:generator>LibreOffice/6.1.1.2$Linux_X86_64 LibreOffice_project/09260165a423750b71a334d19b557c29f33afd26</meta:generator>
    <dc:date>2018-09-24T17:43:37.371400843</dc:date>
    <meta:editing-duration>PT1H39M46S</meta:editing-duration>
    <meta:editing-cycles>83</meta:editing-cycles>
    <meta:document-statistic meta:table-count="0" meta:image-count="0" meta:object-count="0" meta:page-count="3" meta:paragraph-count="51" meta:word-count="1060" meta:character-count="6881" meta:non-whitespace-character-count="5861"/>
  </office:meta>
</office:document-meta>
</file>